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12" style:family="table-cell" style:parent-style-name="Default" style:data-style-name="N0">
      <style:table-cell-properties fo:background-color="#2a6099"/>
    </style:style>
    <style:style style:name="ce13" style:family="table-cell" style:parent-style-name="Default">
      <style:table-cell-properties fo:background-color="#2a6099"/>
    </style:style>
    <style:style style:name="ce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3"/>
          <table:table-cell table:formula="of:=-LOG(0.25)/LOG(2)" office:value-type="float" office:value="2" calcext:value-type="float">
            <text:p>2</text:p>
          </table:table-cell>
          <table:table-cell table:number-columns-repeated="27"/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1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0.2" calcext:value-type="float">
            <text:p>0.2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oi conjointe (hypothèse de X et Y indep)</text:p>
          </table:table-cell>
          <table:table-cell table:number-columns-repeated="34"/>
        </table:table-row>
        <table:table-row table:style-name="ro1">
          <table:table-cell table:style-name="ce4" office:value-type="string" calcext:value-type="string">
            <text:p>X,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15" calcext:value-type="float">
            <text:p>0.15</text:p>
          </table:table-cell>
          <table:table-cell table:style-name="ce2" table:formula="of:=SUM([.B9:.E9])" office:value-type="float" office:value="0.5" calcext:value-type="float">
            <text:p>0.5</text:p>
          </table:table-cell>
          <table:table-cell table:number-columns-repeated="2"/>
          <table:table-cell table:formula="of:=-[.F9]*(LOG([.F9])/LOG(2))" office:value-type="float" office:value="0.5" calcext:value-type="float">
            <text:p>0.5</text:p>
          </table:table-cell>
          <table:table-cell/>
          <table:table-cell table:formula="of:=-[.B13]*(LOG([.B13])/LOG(2))" office:value-type="float" office:value="0.332192809488736" calcext:value-type="float">
            <text:p>0.332192809488736</text:p>
          </table:table-cell>
          <table:table-cell/>
          <table:table-cell table:formula="of:=-([.B9]*LOG([.B9])+[.C9]*LOG([.C9])+[.D9]*LOG([.D9])+[.E9]*LOG([.E9]))/LOG(2)" office:value-type="float" office:value="1.42321967233551" calcext:value-type="float">
            <text:p>1.42321967233551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SUM([.B10:.E10])" office:value-type="float" office:value="0.1" calcext:value-type="float">
            <text:p>0.1</text:p>
          </table:table-cell>
          <table:table-cell table:number-columns-repeated="2"/>
          <table:table-cell table:formula="of:=-[.F10]*(LOG([.F10])/LOG(2))" office:value-type="float" office:value="0.332192809488736" calcext:value-type="float">
            <text:p>0.332192809488736</text:p>
          </table:table-cell>
          <table:table-cell/>
          <table:table-cell table:formula="of:=-[.C13]*(LOG([.C13])/LOG(2))" office:value-type="float" office:value="0.528771237954945" calcext:value-type="float">
            <text:p>0.528771237954945</text:p>
          </table:table-cell>
          <table:table-cell/>
          <table:table-cell table:formula="of:=-([.B10]*LOG([.B10])+[.C10]*LOG([.C10])+[.D10]*LOG([.D10])+[.E10]*LOG([.E10]))/LOG(2)" office:value-type="float" office:value="0.516836743955838" calcext:value-type="float">
            <text:p>0.516836743955838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11:.E11])" office:value-type="float" office:value="0.2" calcext:value-type="float">
            <text:p>0.2</text:p>
          </table:table-cell>
          <table:table-cell table:number-columns-repeated="2"/>
          <table:table-cell table:formula="of:=-[.F11]*(LOG([.F11])/LOG(2))" office:value-type="float" office:value="0.464385618977473" calcext:value-type="float">
            <text:p>0.464385618977473</text:p>
          </table:table-cell>
          <table:table-cell office:value-type="string" calcext:value-type="string">
            <text:p>H(X)</text:p>
          </table:table-cell>
          <table:table-cell table:formula="of:=-[.D13]*(LOG([.D13])/LOG(2))" office:value-type="float" office:value="0.464385618977473" calcext:value-type="float">
            <text:p>0.464385618977473</text:p>
          </table:table-cell>
          <table:table-cell office:value-type="string" calcext:value-type="string">
            <text:p>H(Y)</text:p>
          </table:table-cell>
          <table:table-cell table:formula="of:=-([.B11]*LOG([.B11])+[.C11]*LOG([.C11])+[.D11]*LOG([.D11])+[.E11]*LOG([.E11]))/LOG(2)" office:value-type="float" office:value="0.833673487911676" calcext:value-type="float">
            <text:p>0.833673487911676</text:p>
          </table:table-cell>
          <table:table-cell office:value-type="string" calcext:value-type="string">
            <text:p>H(X, Y)</text:p>
          </table:table-cell>
          <table:table-cell office:value-type="string" calcext:value-type="string">
            <text:p>I(X;Y)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12:.E12])" office:value-type="float" office:value="0.2" calcext:value-type="float">
            <text:p>0.2</text:p>
          </table:table-cell>
          <table:table-cell table:number-columns-repeated="2"/>
          <table:table-cell table:formula="of:=-[.F12]*(LOG([.F12])/LOG(2))" office:value-type="float" office:value="0.464385618977473" calcext:value-type="float">
            <text:p>0.464385618977473</text:p>
          </table:table-cell>
          <table:table-cell table:style-name="ce7" table:formula="of:=SUM([.I9:.I12])" office:value-type="float" office:value="1.76096404744368" calcext:value-type="float">
            <text:p>1.76096404744368</text:p>
          </table:table-cell>
          <table:table-cell table:formula="of:=-[.E13]*(LOG([.E13])/LOG(2))" office:value-type="float" office:value="0.521089678249862" calcext:value-type="float">
            <text:p>0.521089678249862</text:p>
          </table:table-cell>
          <table:table-cell table:style-name="ce7" table:formula="of:=SUM([.K9:.K12])" office:value-type="float" office:value="1.84643934467102" calcext:value-type="float">
            <text:p>1.84643934467102</text:p>
          </table:table-cell>
          <table:table-cell table:formula="of:=-([.B12]*LOG([.B12])+[.C12]*LOG([.C12])+[.D12]*LOG([.D12])+[.E12]*LOG([.E12]))/LOG(2)" office:value-type="float" office:value="0.833673487911676" calcext:value-type="float">
            <text:p>0.833673487911676</text:p>
          </table:table-cell>
          <table:table-cell table:style-name="ce7" table:formula="of:=SUM([.M9:.M12])" office:value-type="float" office:value="3.6074033921147" calcext:value-type="float">
            <text:p>3.6074033921147</text:p>
          </table:table-cell>
          <table:table-cell table:style-name="ce7" table:formula="of:=[.J12]+[.L12]-[.N12]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table:style-name="ce1" table:formula="of:=SUM([.B9:.B12])" office:value-type="float" office:value="0.1" calcext:value-type="float">
            <text:p>0.1</text:p>
          </table:table-cell>
          <table:table-cell table:style-name="ce1" table:formula="of:=SUM([.C9:.C12])" office:value-type="float" office:value="0.4" calcext:value-type="float">
            <text:p>0.4</text:p>
          </table:table-cell>
          <table:table-cell table:style-name="ce1" table:formula="of:=SUM([.D9:.D12])" office:value-type="float" office:value="0.2" calcext:value-type="float">
            <text:p>0.2</text:p>
          </table:table-cell>
          <table:table-cell table:style-name="ce1" table:formula="of:=SUM([.E9:.E12])" office:value-type="float" office:value="0.3" calcext:value-type="float">
            <text:p>0.3</text:p>
          </table:table-cell>
          <table:table-cell/>
          <table:table-cell table:formula="of:=SUM([.B13:.E13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5"/>
          <table:table-cell table:formula="of:=SUM([.F9:.F12])" office:value-type="float" office:value="1" calcext:value-type="float">
            <text:p>1</text:p>
          </table:table-cell>
          <table:table-cell table:formula="of:=SUM([.B9:.E12])" office:value-type="float" office:value="1" calcext:value-type="float">
            <text:p>1</text:p>
          </table:table-cell>
          <table:table-cell table:number-columns-repeated="2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string" calcext:value-type="string">
            <text:p>Loi conjointe sur (X,Y)</text:p>
          </table:table-cell>
          <table:table-cell table:number-columns-repeated="34"/>
        </table:table-row>
        <table:table-row table:style-name="ro1">
          <table:table-cell table:style-name="ce4" office:value-type="string" calcext:value-type="string">
            <text:p>(X,Y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 marginale de Y depuis XY</text:p>
          </table:table-cell>
          <table:table-cell table:number-columns-repeated="3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15" calcext:value-type="float">
            <text:p>0.15</text:p>
          </table:table-cell>
          <table:table-cell table:style-name="ce2" table:formula="of:=SUM([.B19:.E19])" office:value-type="float" office:value="0.5" calcext:value-type="float">
            <text:p>0.5</text:p>
          </table:table-cell>
          <table:table-cell table:number-columns-repeated="2"/>
          <table:table-cell table:formula="of:=-[.F19]*(LOG([.F19])/LOG(2))" office:value-type="float" office:value="0.5" calcext:value-type="float">
            <text:p>0.5</text:p>
          </table:table-cell>
          <table:table-cell/>
          <table:table-cell table:formula="of:=-[.B23]*(LOG([.B23])/LOG(2))" office:value-type="float" office:value="0.332192809488736" calcext:value-type="float">
            <text:p>0.332192809488736</text:p>
          </table:table-cell>
          <table:table-cell/>
          <table:table-cell table:formula="of:=-([.B19]*LOG([.B19])+[.C19]*LOG([.C19])+[.D19]*LOG([.D19])+[.E19]*LOG([.E19]))/LOG(2)" office:value-type="float" office:value="1.40131503727381" calcext:value-type="float">
            <text:p>1.40131503727381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SUM([.B20:.E20])" office:value-type="float" office:value="0.1" calcext:value-type="float">
            <text:p>0.1</text:p>
          </table:table-cell>
          <table:table-cell table:number-columns-repeated="2"/>
          <table:table-cell table:formula="of:=-[.F20]*(LOG([.F20])/LOG(2))" office:value-type="float" office:value="0.332192809488736" calcext:value-type="float">
            <text:p>0.332192809488736</text:p>
          </table:table-cell>
          <table:table-cell/>
          <table:table-cell table:formula="of:=-[.C23]*(LOG([.C23])/LOG(2))" office:value-type="float" office:value="0.528771237954945" calcext:value-type="float">
            <text:p>0.528771237954945</text:p>
          </table:table-cell>
          <table:table-cell/>
          <table:table-cell table:formula="of:=-([.B20]*LOG([.B20])+[.C20]*LOG([.C20])+[.D20]*LOG([.D20])+[.E20]*LOG([.E20]))/LOG(2)" office:value-type="float" office:value="0.529287868934203" calcext:value-type="float">
            <text:p>0.529287868934203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21:.E21])" office:value-type="float" office:value="0.2" calcext:value-type="float">
            <text:p>0.2</text:p>
          </table:table-cell>
          <table:table-cell table:number-columns-repeated="2"/>
          <table:table-cell table:formula="of:=-[.F21]*(LOG([.F21])/LOG(2))" office:value-type="float" office:value="0.464385618977473" calcext:value-type="float">
            <text:p>0.464385618977473</text:p>
          </table:table-cell>
          <table:table-cell office:value-type="string" calcext:value-type="string">
            <text:p>H(X)</text:p>
          </table:table-cell>
          <table:table-cell table:formula="of:=-[.D23]*(LOG([.D23])/LOG(2))" office:value-type="float" office:value="0.464385618977473" calcext:value-type="float">
            <text:p>0.464385618977473</text:p>
          </table:table-cell>
          <table:table-cell office:value-type="string" calcext:value-type="string">
            <text:p>H(Y)</text:p>
          </table:table-cell>
          <table:table-cell table:formula="of:=-([.B21]*LOG([.B21])+[.C21]*LOG([.C21])+[.D21]*LOG([.D21])+[.E21]*LOG([.E21]))/LOG(2)" office:value-type="float" office:value="0.808380237781868" calcext:value-type="float">
            <text:p>0.808380237781868</text:p>
          </table:table-cell>
          <table:table-cell office:value-type="string" calcext:value-type="string">
            <text:p>H(X, Y)</text:p>
          </table:table-cell>
          <table:table-cell office:value-type="string" calcext:value-type="string">
            <text:p>I(X;Y)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22:.E22])" office:value-type="float" office:value="0.2" calcext:value-type="float">
            <text:p>0.2</text:p>
          </table:table-cell>
          <table:table-cell table:number-columns-repeated="2"/>
          <table:table-cell table:formula="of:=-[.F22]*(LOG([.F22])/LOG(2))" office:value-type="float" office:value="0.464385618977473" calcext:value-type="float">
            <text:p>0.464385618977473</text:p>
          </table:table-cell>
          <table:table-cell table:style-name="ce7" table:formula="of:=SUM([.I19:.I22])" office:value-type="float" office:value="1.76096404744368" calcext:value-type="float">
            <text:p>1.76096404744368</text:p>
          </table:table-cell>
          <table:table-cell table:formula="of:=-[.E23]*(LOG([.E23])/LOG(2))" office:value-type="float" office:value="0.521089678249862" calcext:value-type="float">
            <text:p>0.521089678249862</text:p>
          </table:table-cell>
          <table:table-cell table:style-name="ce7" table:formula="of:=SUM([.K19:.K22])" office:value-type="float" office:value="1.84643934467102" calcext:value-type="float">
            <text:p>1.84643934467102</text:p>
          </table:table-cell>
          <table:table-cell table:formula="of:=-([.B22]*LOG([.B22])+[.C22]*LOG([.C22])+[.D22]*LOG([.D22])+[.E22]*LOG([.E22]))/LOG(2)" office:value-type="float" office:value="0.833673487911676" calcext:value-type="float">
            <text:p>0.833673487911676</text:p>
          </table:table-cell>
          <table:table-cell table:style-name="ce7" table:formula="of:=SUM([.M19:.M22])" office:value-type="float" office:value="3.57265663190156" calcext:value-type="float">
            <text:p>3.57265663190156</text:p>
          </table:table-cell>
          <table:table-cell table:style-name="ce7" table:formula="of:=[.J22]+[.L22]-[.N22]" office:value-type="float" office:value="0.0347467602131415" calcext:value-type="float">
            <text:p>0.03474676021314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i marginale de X depuis XY</text:p>
          </table:table-cell>
          <table:table-cell table:style-name="ce1" table:formula="of:=SUM([.B19:.B22])" office:value-type="float" office:value="0.1" calcext:value-type="float">
            <text:p>0.1</text:p>
          </table:table-cell>
          <table:table-cell table:style-name="ce1" table:formula="of:=SUM([.C19:.C22])" office:value-type="float" office:value="0.4" calcext:value-type="float">
            <text:p>0.4</text:p>
          </table:table-cell>
          <table:table-cell table:style-name="ce1" table:formula="of:=SUM([.D19:.D22])" office:value-type="float" office:value="0.2" calcext:value-type="float">
            <text:p>0.2</text:p>
          </table:table-cell>
          <table:table-cell table:style-name="ce1" table:formula="of:=SUM([.E19:.E22])" office:value-type="float" office:value="0.3" calcext:value-type="float">
            <text:p>0.3</text:p>
          </table:table-cell>
          <table:table-cell/>
          <table:table-cell table:formula="of:=SUM([.B23:.E23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5"/>
          <table:table-cell table:formula="of:=SUM([.F19:.F22])" office:value-type="float" office:value="1" calcext:value-type="float">
            <text:p>1</text:p>
          </table:table-cell>
          <table:table-cell table:formula="of:=SUM([.B19:.E22])" office:value-type="float" office:value="1" calcext:value-type="float">
            <text:p>1</text:p>
          </table:table-cell>
          <table:table-cell table:number-columns-repeated="2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style-name="ce4" office:value-type="string" calcext:value-type="string">
            <text:p>(X,Y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 marginale de Y depuis XY</text:p>
          </table:table-cell>
          <table:table-cell table:number-columns-repeated="3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SUM([.B28:.E28])" office:value-type="float" office:value="0.5" calcext:value-type="float">
            <text:p>0.5</text:p>
          </table:table-cell>
          <table:table-cell table:number-columns-repeated="2"/>
          <table:table-cell table:formula="of:=-[.F28]*(LOG([.F28])/LOG(2))" office:value-type="float" office:value="0.5" calcext:value-type="float">
            <text:p>0.5</text:p>
          </table:table-cell>
          <table:table-cell/>
          <table:table-cell table:formula="of:=-[.B32]*(LOG([.B32])/LOG(2))" office:value-type="float" office:value="0.312653806949917" calcext:value-type="float">
            <text:p>0.312653806949917</text:p>
          </table:table-cell>
          <table:table-cell/>
          <table:table-cell table:formula="of:=-([.B28]*LOG([.B28])+[.C28]*LOG([.C28])+[.D28]*LOG([.D28]))/LOG(2)" office:value-type="float" office:value="1.15857738866014" calcext:value-type="float">
            <text:p>1.15857738866014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table:formula="of:=SUM([.B29:.E29])" office:value-type="float" office:value="0.1" calcext:value-type="float">
            <text:p>0.1</text:p>
          </table:table-cell>
          <table:table-cell table:number-columns-repeated="2"/>
          <table:table-cell table:formula="of:=-[.F29]*(LOG([.F29])/LOG(2))" office:value-type="float" office:value="0.332192809488736" calcext:value-type="float">
            <text:p>0.332192809488736</text:p>
          </table:table-cell>
          <table:table-cell/>
          <table:table-cell table:formula="of:=-[.C32]*(LOG([.C32])/LOG(2))" office:value-type="float" office:value="0.527384715914223" calcext:value-type="float">
            <text:p>0.527384715914223</text:p>
          </table:table-cell>
          <table:table-cell/>
          <table:table-cell table:formula="of:=-([.B29]*LOG([.B29])+[.C29]*LOG([.C29])+[.D29]*LOG([.D29])+[.E29]*LOG([.E29]))/LOG(2)" office:value-type="float" office:value="0.529287868934203" calcext:value-type="float">
            <text:p>0.529287868934203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SUM([.B30:.E30])" office:value-type="float" office:value="0.2" calcext:value-type="float">
            <text:p>0.2</text:p>
          </table:table-cell>
          <table:table-cell table:number-columns-repeated="2"/>
          <table:table-cell table:formula="of:=-[.F30]*(LOG([.F30])/LOG(2))" office:value-type="float" office:value="0.464385618977473" calcext:value-type="float">
            <text:p>0.464385618977473</text:p>
          </table:table-cell>
          <table:table-cell office:value-type="string" calcext:value-type="string">
            <text:p>H(X)</text:p>
          </table:table-cell>
          <table:table-cell table:formula="of:=-[.D32]*(LOG([.D32])/LOG(2))" office:value-type="float" office:value="0.530729044933937" calcext:value-type="float">
            <text:p>0.530729044933937</text:p>
          </table:table-cell>
          <table:table-cell office:value-type="string" calcext:value-type="string">
            <text:p>H(Y)</text:p>
          </table:table-cell>
          <table:table-cell table:formula="of:=-([.C30]*LOG([.C30])+[.D30]*LOG([.D30])+[.E30]*LOG([.E30]))/LOG(2)" office:value-type="float" office:value="0.761480678422939" calcext:value-type="float">
            <text:p>0.761480678422939</text:p>
          </table:table-cell>
          <table:table-cell office:value-type="string" calcext:value-type="string">
            <text:p>H(X, Y)</text:p>
          </table:table-cell>
          <table:table-cell office:value-type="string" calcext:value-type="string">
            <text:p>I(X;Y)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2" table:formula="of:=SUM([.B31:.E31])" office:value-type="float" office:value="0.2" calcext:value-type="float">
            <text:p>0.2</text:p>
          </table:table-cell>
          <table:table-cell table:number-columns-repeated="2"/>
          <table:table-cell table:formula="of:=-[.F31]*(LOG([.F31])/LOG(2))" office:value-type="float" office:value="0.464385618977473" calcext:value-type="float">
            <text:p>0.464385618977473</text:p>
          </table:table-cell>
          <table:table-cell table:style-name="ce7" table:formula="of:=SUM([.I28:.I31])" office:value-type="float" office:value="1.76096404744368" calcext:value-type="float">
            <text:p>1.76096404744368</text:p>
          </table:table-cell>
          <table:table-cell table:formula="of:=-[.E32]*(LOG([.E32])/LOG(2))" office:value-type="float" office:value="0.382644141312372" calcext:value-type="float">
            <text:p>0.382644141312372</text:p>
          </table:table-cell>
          <table:table-cell table:style-name="ce7" table:formula="of:=SUM([.K28:.K31])" office:value-type="float" office:value="1.75341170911045" calcext:value-type="float">
            <text:p>1.75341170911045</text:p>
          </table:table-cell>
          <table:table-cell table:formula="of:=-([.B31]*LOG([.B31])+[.C31]*LOG([.C31])+[.D31]*LOG([.D31])+[.E31]*LOG([.E31]))/LOG(2)" office:value-type="float" office:value="0.833673487911676" calcext:value-type="float">
            <text:p>0.833673487911676</text:p>
          </table:table-cell>
          <table:table-cell table:style-name="ce7" table:formula="of:=SUM([.M28:.M31])" office:value-type="float" office:value="3.28301942392896" calcext:value-type="float">
            <text:p>3.28301942392896</text:p>
          </table:table-cell>
          <table:table-cell table:style-name="ce7" table:formula="of:=[.J31]+[.L31]-[.N31]" office:value-type="float" office:value="0.231356332625171" calcext:value-type="float">
            <text:p>0.23135633262517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i marginale de X depuis XY</text:p>
          </table:table-cell>
          <table:table-cell table:style-name="ce1" table:formula="of:=SUM([.B28:.B31])" office:value-type="float" office:value="0.09" calcext:value-type="float">
            <text:p>0.09</text:p>
          </table:table-cell>
          <table:table-cell table:style-name="ce1" table:formula="of:=SUM([.C28:.C31])" office:value-type="float" office:value="0.41" calcext:value-type="float">
            <text:p>0.41</text:p>
          </table:table-cell>
          <table:table-cell table:style-name="ce1" table:formula="of:=SUM([.D28:.D31])" office:value-type="float" office:value="0.37" calcext:value-type="float">
            <text:p>0.37</text:p>
          </table:table-cell>
          <table:table-cell table:style-name="ce1" table:formula="of:=SUM([.E28:.E31])" office:value-type="float" office:value="0.13" calcext:value-type="float">
            <text:p>0.13</text:p>
          </table:table-cell>
          <table:table-cell/>
          <table:table-cell table:formula="of:=SUM([.B32:.E32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5"/>
          <table:table-cell table:formula="of:=SUM([.F28:.F31])" office:value-type="float" office:value="1" calcext:value-type="float">
            <text:p>1</text:p>
          </table:table-cell>
          <table:table-cell table:formula="of:=SUM([.B28:.E3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(Y=y|X=x) = B28/B32</text:p>
          </table:table-cell>
          <table:table-cell table:number-columns-repeated="26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Loi conjointe sur (X,Y)</text:p>
          </table:table-cell>
          <table:table-cell table:number-columns-repeated="34"/>
        </table:table-row>
        <table:table-row table:style-name="ro1">
          <table:table-cell table:style-name="ce4" office:value-type="string" calcext:value-type="string">
            <text:p>(X,Y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 marginale de Y depuis XY</text:p>
          </table:table-cell>
          <table:table-cell table:number-columns-repeated="3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41]*[.F37]" office:value-type="float" office:value="0.045" calcext:value-type="float">
            <text:p>0.045</text:p>
          </table:table-cell>
          <table:table-cell table:style-name="ce3" table:formula="of:=[.C41]*[.F37]" office:value-type="float" office:value="0.205" calcext:value-type="float">
            <text:p>0.205</text:p>
          </table:table-cell>
          <table:table-cell table:style-name="ce3" table:formula="of:=[.D41]*[.F37]" office:value-type="float" office:value="0.185" calcext:value-type="float">
            <text:p>0.185</text:p>
          </table:table-cell>
          <table:table-cell table:style-name="ce3" table:formula="of:=[.E41]*[.F37]" office:value-type="float" office:value="0.065" calcext:value-type="float">
            <text:p>0.06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/>
          <table:table-cell table:formula="of:=-[.F37]*(LOG([.F37])/LOG(2))" office:value-type="float" office:value="0.5" calcext:value-type="float">
            <text:p>0.5</text:p>
          </table:table-cell>
          <table:table-cell/>
          <table:table-cell table:formula="of:=-[.B41]*(LOG([.B41])/LOG(2))" office:value-type="float" office:value="0.312653806949917" calcext:value-type="float">
            <text:p>0.312653806949917</text:p>
          </table:table-cell>
          <table:table-cell/>
          <table:table-cell table:formula="of:=-([.B37]*LOG([.B37])+[.C37]*LOG([.C37])+[.D37]*LOG([.D37])+[.E37]*LOG([.E37]))/LOG(2)" office:value-type="float" office:value="1.37670585455522" calcext:value-type="float">
            <text:p>1.37670585455522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[.B41]*[.F38]" office:value-type="float" office:value="0.009" calcext:value-type="float">
            <text:p>0.009</text:p>
          </table:table-cell>
          <table:table-cell table:style-name="ce3" table:formula="of:=[.C41]*[.F38]" office:value-type="float" office:value="0.041" calcext:value-type="float">
            <text:p>0.041</text:p>
          </table:table-cell>
          <table:table-cell table:style-name="ce3" table:formula="of:=[.D41]*[.F38]" office:value-type="float" office:value="0.037" calcext:value-type="float">
            <text:p>0.037</text:p>
          </table:table-cell>
          <table:table-cell table:style-name="ce3" table:formula="of:=[.E41]*[.F38]" office:value-type="float" office:value="0.013" calcext:value-type="float">
            <text:p>0.013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/>
          <table:table-cell table:formula="of:=-[.F38]*(LOG([.F38])/LOG(2))" office:value-type="float" office:value="0.332192809488736" calcext:value-type="float">
            <text:p>0.332192809488736</text:p>
          </table:table-cell>
          <table:table-cell/>
          <table:table-cell table:formula="of:=-[.C41]*(LOG([.C41])/LOG(2))" office:value-type="float" office:value="0.527384715914223" calcext:value-type="float">
            <text:p>0.527384715914223</text:p>
          </table:table-cell>
          <table:table-cell/>
          <table:table-cell table:formula="of:=-([.B38]*LOG([.B38])+[.C38]*LOG([.C38])+[.D38]*LOG([.D38])+[.E38]*LOG([.E38]))/LOG(2)" office:value-type="float" office:value="0.507533980399781" calcext:value-type="float">
            <text:p>0.507533980399781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B41]*[.F39]" office:value-type="float" office:value="0.018" calcext:value-type="float">
            <text:p>0.018</text:p>
          </table:table-cell>
          <table:table-cell table:style-name="ce3" table:formula="of:=[.C41]*[.F39]" office:value-type="float" office:value="0.082" calcext:value-type="float">
            <text:p>0.082</text:p>
          </table:table-cell>
          <table:table-cell table:style-name="ce3" table:formula="of:=[.D41]*[.F39]" office:value-type="float" office:value="0.074" calcext:value-type="float">
            <text:p>0.074</text:p>
          </table:table-cell>
          <table:table-cell table:style-name="ce3" table:formula="of:=[.E41]*[.F39]" office:value-type="float" office:value="0.026" calcext:value-type="float">
            <text:p>0.026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/>
          <table:table-cell table:formula="of:=-[.F39]*(LOG([.F39])/LOG(2))" office:value-type="float" office:value="0.464385618977473" calcext:value-type="float">
            <text:p>0.464385618977473</text:p>
          </table:table-cell>
          <table:table-cell office:value-type="string" calcext:value-type="string">
            <text:p>H(X)</text:p>
          </table:table-cell>
          <table:table-cell table:formula="of:=-[.D41]*(LOG([.D41])/LOG(2))" office:value-type="float" office:value="0.530729044933937" calcext:value-type="float">
            <text:p>0.530729044933937</text:p>
          </table:table-cell>
          <table:table-cell office:value-type="string" calcext:value-type="string">
            <text:p>H(Y)</text:p>
          </table:table-cell>
          <table:table-cell table:formula="of:=-([.B39]*LOG([.B39])+[.C39]*LOG([.C39])+[.D39]*LOG([.D39])+[.E39]*LOG([.E39]))/LOG(2)" office:value-type="float" office:value="0.815067960799562" calcext:value-type="float">
            <text:p>0.815067960799562</text:p>
          </table:table-cell>
          <table:table-cell office:value-type="string" calcext:value-type="string">
            <text:p>H(X, Y)</text:p>
          </table:table-cell>
          <table:table-cell office:value-type="string" calcext:value-type="string">
            <text:p>I(X;Y)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[.B41]*[.F40]" office:value-type="float" office:value="0.018" calcext:value-type="float">
            <text:p>0.018</text:p>
          </table:table-cell>
          <table:table-cell table:style-name="ce3" table:formula="of:=[.C41]*[.F40]" office:value-type="float" office:value="0.082" calcext:value-type="float">
            <text:p>0.082</text:p>
          </table:table-cell>
          <table:table-cell table:style-name="ce3" table:formula="of:=[.D41]*[.F40]" office:value-type="float" office:value="0.074" calcext:value-type="float">
            <text:p>0.074</text:p>
          </table:table-cell>
          <table:table-cell table:style-name="ce3" table:formula="of:=[.E41]*[.F40]" office:value-type="float" office:value="0.026" calcext:value-type="float">
            <text:p>0.026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/>
          <table:table-cell table:formula="of:=-[.F40]*(LOG([.F40])/LOG(2))" office:value-type="float" office:value="0.464385618977473" calcext:value-type="float">
            <text:p>0.464385618977473</text:p>
          </table:table-cell>
          <table:table-cell table:style-name="ce7" table:formula="of:=SUM([.I37:.I40])" office:value-type="float" office:value="1.76096404744368" calcext:value-type="float">
            <text:p>1.76096404744368</text:p>
          </table:table-cell>
          <table:table-cell table:formula="of:=-[.E41]*(LOG([.E41])/LOG(2))" office:value-type="float" office:value="0.382644141312372" calcext:value-type="float">
            <text:p>0.382644141312372</text:p>
          </table:table-cell>
          <table:table-cell table:style-name="ce7" table:formula="of:=SUM([.K37:.K40])" office:value-type="float" office:value="1.75341170911045" calcext:value-type="float">
            <text:p>1.75341170911045</text:p>
          </table:table-cell>
          <table:table-cell table:formula="of:=-([.B40]*LOG([.B40])+[.C40]*LOG([.C40])+[.D40]*LOG([.D40])+[.E40]*LOG([.E40]))/LOG(2)" office:value-type="float" office:value="0.815067960799562" calcext:value-type="float">
            <text:p>0.815067960799562</text:p>
          </table:table-cell>
          <table:table-cell table:style-name="ce7" table:formula="of:=SUM([.M37:.M40])" office:value-type="float" office:value="3.51437575655413" calcext:value-type="float">
            <text:p>3.51437575655413</text:p>
          </table:table-cell>
          <table:table-cell table:style-name="ce7" table:formula="of:=[.J40]+[.L40]-[.N40]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i marginale de X depuis XY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/>
          <table:table-cell table:formula="of:=SUM([.B41:.E41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5"/>
          <table:table-cell table:formula="of:=SUM([.F37:.F40])" office:value-type="float" office:value="1" calcext:value-type="float">
            <text:p>1</text:p>
          </table:table-cell>
          <table:table-cell table:formula="of:=SUM([.B37:.E40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phi1</text:p>
          </table:table-cell>
          <table:table-cell office:value-type="string" calcext:value-type="string">
            <text:p>phi2</text:p>
          </table:table-cell>
          <table:table-cell office:value-type="string" calcext:value-type="string">
            <text:p>phi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u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table:formula="of:=SUM([.B45:.D45])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u2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0.568" calcext:value-type="float">
            <text:p>0.568</text:p>
          </table:table-cell>
          <table:table-cell table:style-name="ce3" office:value-type="float" office:value="0.083" calcext:value-type="float">
            <text:p>0.083</text:p>
          </table:table-cell>
          <table:table-cell table:style-name="ce2" table:formula="of:=SUM([.B46:.D46])" office:value-type="float" office:value="0.723" calcext:value-type="float">
            <text:p>0.72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u3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0.217" calcext:value-type="float">
            <text:p>0.217</text:p>
          </table:table-cell>
          <table:table-cell table:style-name="ce2" table:formula="of:=SUM([.B47:.D47])" office:value-type="float" office:value="0.277" calcext:value-type="float">
            <text:p>0.277</text:p>
          </table:table-cell>
          <table:table-cell table:number-columns-repeated="2"/>
          <table:table-cell office:value-type="string" calcext:value-type="string">
            <text:p>H(Mu)</text:p>
          </table:table-cell>
          <table:table-cell office:value-type="string" calcext:value-type="string">
            <text:p>H(Phi)</text:p>
          </table:table-cell>
          <table:table-cell office:value-type="string" calcext:value-type="string">
            <text:p>H(Mu,Phi)</text:p>
          </table:table-cell>
          <table:table-cell table:number-columns-repeated="26"/>
        </table:table-row>
        <table:table-row table:style-name="ro1">
          <table:table-cell/>
          <table:table-cell table:style-name="ce1" table:formula="of:=SUM([.B45:.B47])" office:value-type="float" office:value="0.1" calcext:value-type="float">
            <text:p>0.1</text:p>
          </table:table-cell>
          <table:table-cell table:style-name="ce1" table:formula="of:=SUM([.C45:.C47])" office:value-type="float" office:value="0.6" calcext:value-type="float">
            <text:p>0.6</text:p>
          </table:table-cell>
          <table:table-cell table:style-name="ce1" table:formula="of:=SUM([.D45:.D47])" office:value-type="float" office:value="0.3" calcext:value-type="float">
            <text:p>0.3</text:p>
          </table:table-cell>
          <table:table-cell/>
          <table:table-cell table:formula="of:=SUM([.B48:.D48])" office:value-type="float" office:value="1" calcext:value-type="float">
            <text:p>1</text:p>
          </table:table-cell>
          <table:table-cell/>
          <table:table-cell table:formula="of:=-([.E46]*LOG([.E46])+[.E47]*LOG([.E47]))/LOG(2)" office:value-type="float" office:value="0.851330826550804" calcext:value-type="float">
            <text:p>0.851330826550804</text:p>
          </table:table-cell>
          <table:table-cell table:formula="of:=-([.B48]*LOG([.B48])+[.C48]*LOG([.C48])+[.D48]*LOG([.D48]))/LOG(2)" office:value-type="float" office:value="1.29546184423832" calcext:value-type="float">
            <text:p>1.29546184423832</text:p>
          </table:table-cell>
          <table:table-cell table:formula="of:=-([.B46]*LOG([.B46])+[.C46]*LOG([.C46])+[.D46]*LOG([.D46])+[.B47]*LOG([.B47])+[.C47]*LOG([.C47])+[.D47]*LOG([.D47]))/LOG(2)" office:value-type="float" office:value="1.81650249261972" calcext:value-type="float">
            <text:p>1.81650249261972</text:p>
          </table:table-cell>
          <table:table-cell table:formula="of:=[.H48]+[.I48]-[.J48]" office:value-type="float" office:value="0.330290178169404" calcext:value-type="float">
            <text:p>0.330290178169404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SUM([.E45:.E47])" office:value-type="float" office:value="1" calcext:value-type="float">
            <text:p>1</text:p>
          </table:table-cell>
          <table:table-cell table:formula="of:=SUM([.B45:.D47])" office:value-type="float" office:value="1" calcext:value-type="float">
            <text:p>1</text:p>
          </table:table-cell>
          <table:table-cell table:number-columns-repeated="30"/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table:style-name="ce9" table:number-columns-repeated="4"/>
          <table:table-cell table:number-columns-repeated="31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Y \ X</text:p>
          </table:table-cell>
          <table:table-cell office:value-type="string" calcext:value-type="string">
            <text:p>phi1</text:p>
          </table:table-cell>
          <table:table-cell office:value-type="string" calcext:value-type="string">
            <text:p>phi2</text:p>
          </table:table-cell>
          <table:table-cell office:value-type="string" calcext:value-type="string">
            <text:p>phi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u1</text:p>
          </table:table-cell>
          <table:table-cell table:style-name="ce12" office:value-type="float" office:value="0.33" calcext:value-type="float">
            <text:p>0.33</text:p>
          </table:table-cell>
          <table:table-cell table:number-columns-repeated="2" table:style-name="ce13" office:value-type="float" office:value="0.5" calcext:value-type="float">
            <text:p>0.5</text:p>
          </table:table-cell>
          <table:table-cell table:number-columns-repeated="3"/>
          <table:table-cell table:style-name="ce3" table:formula="of:=[.B55]*[.B58]" office:value-type="float" office:value="0.033" calcext:value-type="float">
            <text:p>0.033</text:p>
          </table:table-cell>
          <table:table-cell table:style-name="ce3" table:formula="of:=[.C55]*[.C58]" office:value-type="float" office:value="0.3" calcext:value-type="float">
            <text:p>0.3</text:p>
          </table:table-cell>
          <table:table-cell table:style-name="ce3" table:formula="of:=[.D55]*[.D58]" office:value-type="float" office:value="0.15" calcext:value-type="float">
            <text:p>0.15</text:p>
          </table:table-cell>
          <table:table-cell table:style-name="ce2" table:formula="of:=SUM([.H55:.J55])" office:value-type="float" office:value="0.483" calcext:value-type="float">
            <text:p>0.48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u2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25" calcext:value-type="float">
            <text:p>0.25</text:p>
          </table:table-cell>
          <table:table-cell table:number-columns-repeated="3"/>
          <table:table-cell table:style-name="ce3" table:formula="of:=[.B56]*[.B58]" office:value-type="float" office:value="0.033" calcext:value-type="float">
            <text:p>0.033</text:p>
          </table:table-cell>
          <table:table-cell table:style-name="ce3" table:formula="of:=[.C56]*[.C58]" office:value-type="float" office:value="0.3" calcext:value-type="float">
            <text:p>0.3</text:p>
          </table:table-cell>
          <table:table-cell table:style-name="ce3" table:formula="of:=[.D56]*[.D58]" office:value-type="float" office:value="0.075" calcext:value-type="float">
            <text:p>0.075</text:p>
          </table:table-cell>
          <table:table-cell table:style-name="ce2" table:formula="of:=SUM([.H56:.J56])" office:value-type="float" office:value="0.408" calcext:value-type="float">
            <text:p>0.40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u3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5" calcext:value-type="float">
            <text:p>0.25</text:p>
          </table:table-cell>
          <table:table-cell table:number-columns-repeated="3"/>
          <table:table-cell table:style-name="ce3" table:formula="of:=[.B57]*[.B58]" office:value-type="float" office:value="0.034" calcext:value-type="float">
            <text:p>0.034</text:p>
          </table:table-cell>
          <table:table-cell table:style-name="ce3" table:formula="of:=[.C57]*[.C58]" office:value-type="float" office:value="0" calcext:value-type="float">
            <text:p>0</text:p>
          </table:table-cell>
          <table:table-cell table:style-name="ce3" table:formula="of:=[.D57]*[.D58]" office:value-type="float" office:value="0.075" calcext:value-type="float">
            <text:p>0.075</text:p>
          </table:table-cell>
          <table:table-cell table:style-name="ce2" table:formula="of:=SUM([.H57:.J57])" office:value-type="float" office:value="0.109" calcext:value-type="float">
            <text:p>0.109</text:p>
          </table:table-cell>
          <table:table-cell table:number-columns-repeated="2"/>
          <table:table-cell office:value-type="string" calcext:value-type="string">
            <text:p>H(Mu)</text:p>
          </table:table-cell>
          <table:table-cell office:value-type="string" calcext:value-type="string">
            <text:p>H(Phi)</text:p>
          </table:table-cell>
          <table:table-cell office:value-type="string" calcext:value-type="string">
            <text:p>H(Mu,Phi)</text:p>
          </table:table-cell>
          <table:table-cell office:value-type="string" calcext:value-type="string">
            <text:p>I(P)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" calcext:value-type="float">
            <text:p>0.3</text:p>
          </table:table-cell>
          <table:table-cell/>
          <table:table-cell table:formula="of:=SUM([.B58:.D58])" office:value-type="float" office:value="1" calcext:value-type="float">
            <text:p>1</text:p>
          </table:table-cell>
          <table:table-cell/>
          <table:table-cell table:style-name="ce1" table:formula="of:=SUM([.H55:.H57])" office:value-type="float" office:value="0.1" calcext:value-type="float">
            <text:p>0.1</text:p>
          </table:table-cell>
          <table:table-cell table:style-name="ce1" table:formula="of:=SUM([.I55:.I57])" office:value-type="float" office:value="0.6" calcext:value-type="float">
            <text:p>0.6</text:p>
          </table:table-cell>
          <table:table-cell table:style-name="ce1" table:formula="of:=SUM([.J55:.J57])" office:value-type="float" office:value="0.3" calcext:value-type="float">
            <text:p>0.3</text:p>
          </table:table-cell>
          <table:table-cell/>
          <table:table-cell table:formula="of:=SUM([.H58:.J58])" office:value-type="float" office:value="1" calcext:value-type="float">
            <text:p>1</text:p>
          </table:table-cell>
          <table:table-cell/>
          <table:table-cell table:formula="of:=-([.K55]*LOG([.K55])+[.K56]*LOG([.K56])+[.K57]*LOG([.K57]))/LOG(2)" office:value-type="float" office:value="1.38333291375935" calcext:value-type="float">
            <text:p>1.38333291375935</text:p>
          </table:table-cell>
          <table:table-cell table:formula="of:=-([.H58]*LOG([.H58])+[.I58]*LOG([.I58])+[.J58]*LOG([.J58]))/LOG(2)" office:value-type="float" office:value="1.29546184423832" calcext:value-type="float">
            <text:p>1.29546184423832</text:p>
          </table:table-cell>
          <table:table-cell table:formula="of:=-([.H55]*LOG([.H55])+[.I55]*LOG([.I55])+[.J55]*LOG([.J55])+[.H56]*LOG([.H56])+[.I56]*LOG([.I56])+[.J56]*LOG([.J56])+[.H57]*LOG([.H57])+[.J57]*LOG([.J57]))/LOG(2)" office:value-type="float" office:value="2.50394371473563" calcext:value-type="float">
            <text:p>2.50394371473563</text:p>
          </table:table-cell>
          <table:table-cell table:formula="of:=[.N58]+[.O58]-[.P58]" office:value-type="float" office:value="0.17485104326205" calcext:value-type="float">
            <text:p>0.1748510432620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SUM([.E55:.E57])" office:value-type="float" office:value="0" calcext:value-type="float">
            <text:p>0</text:p>
          </table:table-cell>
          <table:table-cell table:formula="of:=SUM([.B55:.D57])" office:value-type="float" office:value="3" calcext:value-type="float">
            <text:p>3</text:p>
          </table:table-cell>
          <table:table-cell table:number-columns-repeated="4"/>
          <table:table-cell table:formula="of:=SUM([.K55:.K57])" office:value-type="float" office:value="1" calcext:value-type="float">
            <text:p>1</text:p>
          </table:table-cell>
          <table:table-cell table:formula="of:=SUM([.H55:.J57])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13" office:value-type="string" calcext:value-type="string">
            <text:p>loi conditionelle</text:p>
          </table:table-cell>
          <table:table-cell table:number-columns-repeated="4"/>
          <table:table-cell office:value-type="string" calcext:value-type="string">
            <text:p>p(a,b) = p(a|b)p(b)</text:p>
          </table:table-cell>
          <table:table-cell table:number-columns-repeated="2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ce3" table:formula="of:=[.B63]*[.B66]" office:value-type="float" office:value="0.01" calcext:value-type="float">
            <text:p>0.01</text:p>
          </table:table-cell>
          <table:table-cell table:style-name="ce3" table:formula="of:=[.C63]*[.C66]" office:value-type="float" office:value="0.6" calcext:value-type="float">
            <text:p>0.6</text:p>
          </table:table-cell>
          <table:table-cell table:style-name="ce3" table:formula="of:=[.D63]*[.D66]" office:value-type="float" office:value="0" calcext:value-type="float">
            <text:p>0</text:p>
          </table:table-cell>
          <table:table-cell table:style-name="ce2" table:formula="of:=SUM([.H63:.J63])" office:value-type="float" office:value="0.61" calcext:value-type="float">
            <text:p>0.61</text:p>
          </table:table-cell>
          <table:table-cell table:number-columns-repeated="8"/>
          <table:table-cell table:style-name="ce13" office:value-type="float" office:value="0.9" calcext:value-type="float">
            <text:p>0.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style-name="ce3" table:formula="of:=[.T63]*[.T66]" office:value-type="float" office:value="0.09" calcext:value-type="float">
            <text:p>0.09</text:p>
          </table:table-cell>
          <table:table-cell table:style-name="ce3" table:formula="of:=[.U63]*[.U66]" office:value-type="float" office:value="0" calcext:value-type="float">
            <text:p>0</text:p>
          </table:table-cell>
          <table:table-cell table:style-name="ce3" table:formula="of:=[.V63]*[.V66]" office:value-type="float" office:value="0" calcext:value-type="float">
            <text:p>0</text:p>
          </table:table-cell>
          <table:table-cell table:style-name="ce2" table:formula="of:=SUM([.Z63:.AB63])" office:value-type="float" office:value="0.09" calcext:value-type="float">
            <text:p>0.09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float" office:value="0.9" calcext:value-type="float">
            <text:p>0.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style-name="ce3" table:formula="of:=[.B64]*[.B66]" office:value-type="float" office:value="0.09" calcext:value-type="float">
            <text:p>0.09</text:p>
          </table:table-cell>
          <table:table-cell table:style-name="ce3" table:formula="of:=[.C64]*[.C66]" office:value-type="float" office:value="0" calcext:value-type="float">
            <text:p>0</text:p>
          </table:table-cell>
          <table:table-cell table:style-name="ce3" table:formula="of:=[.D64]*[.D66]" office:value-type="float" office:value="0" calcext:value-type="float">
            <text:p>0</text:p>
          </table:table-cell>
          <table:table-cell table:style-name="ce2" table:formula="of:=SUM([.H64:.J64])" office:value-type="float" office:value="0.09" calcext:value-type="float">
            <text:p>0.09</text:p>
          </table:table-cell>
          <table:table-cell table:number-columns-repeated="8"/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ce3" table:formula="of:=[.T64]*[.T66]" office:value-type="float" office:value="0.01" calcext:value-type="float">
            <text:p>0.01</text:p>
          </table:table-cell>
          <table:table-cell table:style-name="ce3" table:formula="of:=[.U64]*[.U66]" office:value-type="float" office:value="0.6" calcext:value-type="float">
            <text:p>0.6</text:p>
          </table:table-cell>
          <table:table-cell table:style-name="ce3" table:formula="of:=[.V64]*[.V66]" office:value-type="float" office:value="0" calcext:value-type="float">
            <text:p>0</text:p>
          </table:table-cell>
          <table:table-cell table:style-name="ce2" table:formula="of:=SUM([.Z64:.AB64])" office:value-type="float" office:value="0.61" calcext:value-type="float">
            <text:p>0.61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3" table:formula="of:=[.B65]*[.B66]" office:value-type="float" office:value="0" calcext:value-type="float">
            <text:p>0</text:p>
          </table:table-cell>
          <table:table-cell table:style-name="ce3" table:formula="of:=[.C65]*[.C66]" office:value-type="float" office:value="0" calcext:value-type="float">
            <text:p>0</text:p>
          </table:table-cell>
          <table:table-cell table:style-name="ce3" table:formula="of:=[.D65]*[.D66]" office:value-type="float" office:value="0.3" calcext:value-type="float">
            <text:p>0.3</text:p>
          </table:table-cell>
          <table:table-cell table:style-name="ce2" table:formula="of:=SUM([.H65:.J65])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H(Mu)</text:p>
          </table:table-cell>
          <table:table-cell office:value-type="string" calcext:value-type="string">
            <text:p>H(Phi)</text:p>
          </table:table-cell>
          <table:table-cell office:value-type="string" calcext:value-type="string">
            <text:p>H(Mu,Phi)</text:p>
          </table:table-cell>
          <table:table-cell office:value-type="string" calcext:value-type="string">
            <text:p>I(P)</text:p>
          </table:table-cell>
          <table:table-cell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3" table:formula="of:=[.T65]*[.T66]" office:value-type="float" office:value="0" calcext:value-type="float">
            <text:p>0</text:p>
          </table:table-cell>
          <table:table-cell table:style-name="ce3" table:formula="of:=[.U65]*[.U66]" office:value-type="float" office:value="0" calcext:value-type="float">
            <text:p>0</text:p>
          </table:table-cell>
          <table:table-cell table:style-name="ce3" table:formula="of:=[.V65]*[.V66]" office:value-type="float" office:value="0.3" calcext:value-type="float">
            <text:p>0.3</text:p>
          </table:table-cell>
          <table:table-cell table:style-name="ce2" table:formula="of:=SUM([.Z65:.AB65])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H(Mu)</text:p>
          </table:table-cell>
          <table:table-cell office:value-type="string" calcext:value-type="string">
            <text:p>H(Phi)</text:p>
          </table:table-cell>
          <table:table-cell office:value-type="string" calcext:value-type="string">
            <text:p>H(Mu,Phi)</text:p>
          </table:table-cell>
          <table:table-cell office:value-type="string" calcext:value-type="string">
            <text:p>I(P)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1" table:formula="of:=SUM([.H63:.H65])" office:value-type="float" office:value="0.1" calcext:value-type="float">
            <text:p>0.1</text:p>
          </table:table-cell>
          <table:table-cell table:style-name="ce1" table:formula="of:=SUM([.I63:.I65])" office:value-type="float" office:value="0.6" calcext:value-type="float">
            <text:p>0.6</text:p>
          </table:table-cell>
          <table:table-cell table:style-name="ce1" table:formula="of:=SUM([.J63:.J65])" office:value-type="float" office:value="0.3" calcext:value-type="float">
            <text:p>0.3</text:p>
          </table:table-cell>
          <table:table-cell/>
          <table:table-cell table:formula="of:=SUM([.H66:.J66])" office:value-type="float" office:value="1" calcext:value-type="float">
            <text:p>1</text:p>
          </table:table-cell>
          <table:table-cell/>
          <table:table-cell table:formula="of:=-([.K63]*LOG([.K63])+[.K64]*LOG([.K64])+[.K65]*LOG([.K65]))/LOG(2)" office:value-type="float" office:value="1.268745985049" calcext:value-type="float">
            <text:p>1.268745985049</text:p>
          </table:table-cell>
          <table:table-cell table:formula="of:=-([.H66]*LOG([.H66])+[.I66]*LOG([.I66])+[.J66]*LOG([.J66]))/LOG(2)" office:value-type="float" office:value="1.29546184423832" calcext:value-type="float">
            <text:p>1.29546184423832</text:p>
          </table:table-cell>
          <table:table-cell table:formula="of:=-([.H64]*LOG([.H64])+[.H63]*LOG([.H63])+[.I63]*LOG([.I63])+[.J65]*LOG([.J65]))/LOG(2)" office:value-type="float" office:value="1.34236140359725" calcext:value-type="float">
            <text:p>1.34236140359725</text:p>
          </table:table-cell>
          <table:table-cell table:formula="of:=[.N66]+[.O66]-[.P66]" office:value-type="float" office:value="1.22184642569007" calcext:value-type="float">
            <text:p>1.2218464256900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1" table:formula="of:=SUM([.Z63:.Z65])" office:value-type="float" office:value="0.1" calcext:value-type="float">
            <text:p>0.1</text:p>
          </table:table-cell>
          <table:table-cell table:style-name="ce1" table:formula="of:=SUM([.AA63:.AA65])" office:value-type="float" office:value="0.6" calcext:value-type="float">
            <text:p>0.6</text:p>
          </table:table-cell>
          <table:table-cell table:style-name="ce1" table:formula="of:=SUM([.AB63:.AB65])" office:value-type="float" office:value="0.3" calcext:value-type="float">
            <text:p>0.3</text:p>
          </table:table-cell>
          <table:table-cell/>
          <table:table-cell table:formula="of:=SUM([.Z66:.AB66])" office:value-type="float" office:value="1" calcext:value-type="float">
            <text:p>1</text:p>
          </table:table-cell>
          <table:table-cell/>
          <table:table-cell table:formula="of:=-([.AC63]*LOG([.AC63])+[.AC64]*LOG([.AC64])+[.AC65]*LOG([.AC65]))/LOG(2)" office:value-type="float" office:value="1.268745985049" calcext:value-type="float">
            <text:p>1.268745985049</text:p>
          </table:table-cell>
          <table:table-cell table:formula="of:=-([.Z66]*LOG([.Z66])+[.AA66]*LOG([.AA66])+[.AB66]*LOG([.AB66]))/LOG(2)" office:value-type="float" office:value="1.29546184423832" calcext:value-type="float">
            <text:p>1.29546184423832</text:p>
          </table:table-cell>
          <table:table-cell table:formula="of:=-([.Z64]*LOG([.Z64])+[.Z63]*LOG([.Z63])+[.AA64]*LOG([.AA64])+[.AB65]*LOG([.AB65]))/LOG(2)" office:value-type="float" office:value="1.34236140359725" calcext:value-type="float">
            <text:p>1.34236140359725</text:p>
          </table:table-cell>
          <table:table-cell table:formula="of:=[.AF66]+[.AG66]-[.AH66]" office:value-type="float" office:value="1.22184642569007" calcext:value-type="float">
            <text:p>1.22184642569007</text:p>
          </table:table-cell>
          <table:table-cell/>
        </table:table-row>
        <table:table-row table:style-name="ro1">
          <table:table-cell table:number-columns-repeated="10"/>
          <table:table-cell table:formula="of:=SUM([.K63:.K65])" office:value-type="float" office:value="1" calcext:value-type="float">
            <text:p>1</text:p>
          </table:table-cell>
          <table:table-cell table:formula="of:=SUM([.H63:.J65])" office:value-type="float" office:value="1" calcext:value-type="float">
            <text:p>1</text:p>
          </table:table-cell>
          <table:table-cell table:number-columns-repeated="16"/>
          <table:table-cell table:formula="of:=SUM([.AC63:.AC65])" office:value-type="float" office:value="1" calcext:value-type="float">
            <text:p>1</text:p>
          </table:table-cell>
          <table:table-cell table:formula="of:=SUM([.Z63:.AB65])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25"/>
          <table:table-cell table:formula="of:=([.Z63]+[.H63])/2" office:value-type="float" office:value="0.05" calcext:value-type="float">
            <text:p>0.05</text:p>
          </table:table-cell>
          <table:table-cell table:formula="of:=([.AA63]+[.I63])/2" office:value-type="float" office:value="0.3" calcext:value-type="float">
            <text:p>0.3</text:p>
          </table:table-cell>
          <table:table-cell table:formula="of:=([.AB63]+[.J63])/2" office:value-type="float" office:value="0" calcext:value-type="float">
            <text:p>0</text:p>
          </table:table-cell>
          <table:table-cell table:style-name="ce2" table:formula="of:=SUM([.Z70:.AB70])" office:value-type="float" office:value="0.35" calcext:value-type="float">
            <text:p>0.35</text:p>
          </table:table-cell>
          <table:table-cell table:number-columns-repeated="7"/>
        </table:table-row>
        <table:table-row table:style-name="ro1">
          <table:table-cell table:number-columns-repeated="25"/>
          <table:table-cell table:formula="of:=([.Z64]+[.H64])/2" office:value-type="float" office:value="0.05" calcext:value-type="float">
            <text:p>0.05</text:p>
          </table:table-cell>
          <table:table-cell table:formula="of:=([.AA64]+[.I64])/2" office:value-type="float" office:value="0.3" calcext:value-type="float">
            <text:p>0.3</text:p>
          </table:table-cell>
          <table:table-cell table:formula="of:=([.AB64]+[.J64])/2" office:value-type="float" office:value="0" calcext:value-type="float">
            <text:p>0</text:p>
          </table:table-cell>
          <table:table-cell table:style-name="ce2" table:formula="of:=SUM([.Z71:.AB71])" office:value-type="float" office:value="0.35" calcext:value-type="float">
            <text:p>0.35</text:p>
          </table:table-cell>
          <table:table-cell table:number-columns-repeated="7"/>
        </table:table-row>
        <table:table-row table:style-name="ro1">
          <table:table-cell table:number-columns-repeated="25"/>
          <table:table-cell table:formula="of:=([.Z65]+[.H65])/2" office:value-type="float" office:value="0" calcext:value-type="float">
            <text:p>0</text:p>
          </table:table-cell>
          <table:table-cell table:formula="of:=([.AA65]+[.I65])/2" office:value-type="float" office:value="0" calcext:value-type="float">
            <text:p>0</text:p>
          </table:table-cell>
          <table:table-cell table:formula="of:=([.AB65]+[.J65])/2" office:value-type="float" office:value="0.3" calcext:value-type="float">
            <text:p>0.3</text:p>
          </table:table-cell>
          <table:table-cell table:style-name="ce2" table:formula="of:=SUM([.Z72:.AB72])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H(Mu)</text:p>
          </table:table-cell>
          <table:table-cell office:value-type="string" calcext:value-type="string">
            <text:p>H(Phi)</text:p>
          </table:table-cell>
          <table:table-cell office:value-type="string" calcext:value-type="string">
            <text:p>H(Mu,Phi)</text:p>
          </table:table-cell>
          <table:table-cell office:value-type="string" calcext:value-type="string">
            <text:p>I(P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1</text:p>
          </table:table-cell>
          <table:table-cell office:value-type="string" calcext:value-type="string">
            <text:p>phi2</text:p>
          </table:table-cell>
          <table:table-cell office:value-type="string" calcext:value-type="string">
            <text:p>phi3</text:p>
          </table:table-cell>
          <table:table-cell table:number-columns-repeated="21"/>
          <table:table-cell table:style-name="ce1" table:formula="of:=SUM([.Z70:.Z72])" office:value-type="float" office:value="0.1" calcext:value-type="float">
            <text:p>0.1</text:p>
          </table:table-cell>
          <table:table-cell table:style-name="ce1" table:formula="of:=SUM([.AA70:.AA72])" office:value-type="float" office:value="0.6" calcext:value-type="float">
            <text:p>0.6</text:p>
          </table:table-cell>
          <table:table-cell table:style-name="ce1" table:formula="of:=SUM([.AB70:.AB72])" office:value-type="float" office:value="0.3" calcext:value-type="float">
            <text:p>0.3</text:p>
          </table:table-cell>
          <table:table-cell table:number-columns-repeated="3"/>
          <table:table-cell table:formula="of:=-([.AC70]*LOG([.AC70])+[.AC71]*LOG([.AC71])+[.AC72]*LOG([.AC72]))/LOG(2)" office:value-type="float" office:value="1.58129089923069" calcext:value-type="float">
            <text:p>1.58129089923069</text:p>
          </table:table-cell>
          <table:table-cell table:formula="of:=-([.Z73]*LOG([.Z73])+[.AA73]*LOG([.AA73])+[.AB73]*LOG([.AB73]))/LOG(2)" office:value-type="float" office:value="1.29546184423832" calcext:value-type="float">
            <text:p>1.29546184423832</text:p>
          </table:table-cell>
          <table:table-cell table:formula="of:=-([.AA70]*LOG([.AA70])+[.Z71]*LOG([.Z71])+[.Z70]*LOG([.Z70])+[.AA71]*LOG([.AA71])+[.AB72]*LOG([.AB72]))/LOG(2)" office:value-type="float" office:value="1.99546184423832" calcext:value-type="float">
            <text:p>1.99546184423832</text:p>
          </table:table-cell>
          <table:table-cell table:formula="of:=[.AF73]+[.AG73]-[.AH73]" office:value-type="float" office:value="0.881290899230693" calcext:value-type="float">
            <text:p>0.881290899230693</text:p>
          </table:table-cell>
          <table:table-cell table:formula="of:=([.AI66]+[.Q66])/2" office:value-type="float" office:value="1.22184642569007" calcext:value-type="float">
            <text:p>1.22184642569007</text:p>
          </table:table-cell>
        </table:table-row>
        <table:table-row table:style-name="ro1">
          <table:table-cell office:value-type="string" calcext:value-type="string">
            <text:p>mu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table:formula="of:=SUM([.B74:.D74])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u2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0.568" calcext:value-type="float">
            <text:p>0.568</text:p>
          </table:table-cell>
          <table:table-cell table:style-name="ce3" office:value-type="float" office:value="0.083" calcext:value-type="float">
            <text:p>0.083</text:p>
          </table:table-cell>
          <table:table-cell table:style-name="ce2" table:formula="of:=SUM([.B75:.D75])" office:value-type="float" office:value="0.723" calcext:value-type="float">
            <text:p>0.723</text:p>
          </table:table-cell>
          <table:table-cell table:number-columns-repeated="8"/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P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u3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0.217" calcext:value-type="float">
            <text:p>0.217</text:p>
          </table:table-cell>
          <table:table-cell table:style-name="ce2" table:formula="of:=SUM([.B76:.D76])" office:value-type="float" office:value="0.277" calcext:value-type="float">
            <text:p>0.277</text:p>
          </table:table-cell>
          <table:table-cell table:number-columns-repeated="2"/>
          <table:table-cell office:value-type="string" calcext:value-type="string">
            <text:p>H(Mu)</text:p>
          </table:table-cell>
          <table:table-cell office:value-type="string" calcext:value-type="string">
            <text:p>H(Phi)</text:p>
          </table:table-cell>
          <table:table-cell office:value-type="string" calcext:value-type="string">
            <text:p>H(Mu,Phi)</text:p>
          </table:table-cell>
          <table:table-cell office:value-type="string" calcext:value-type="string">
            <text:p>I(P)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SUM([.B74:.B76])" office:value-type="float" office:value="0.1" calcext:value-type="float">
            <text:p>0.1</text:p>
          </table:table-cell>
          <table:table-cell table:style-name="ce1" table:formula="of:=SUM([.C74:.C76])" office:value-type="float" office:value="0.6" calcext:value-type="float">
            <text:p>0.6</text:p>
          </table:table-cell>
          <table:table-cell table:style-name="ce1" table:formula="of:=SUM([.D74:.D76])" office:value-type="float" office:value="0.3" calcext:value-type="float">
            <text:p>0.3</text:p>
          </table:table-cell>
          <table:table-cell/>
          <table:table-cell table:formula="of:=SUM([.B77:.D77])" office:value-type="float" office:value="1" calcext:value-type="float">
            <text:p>1</text:p>
          </table:table-cell>
          <table:table-cell/>
          <table:table-cell table:formula="of:=-([.E75]*LOG([.E75])+[.E76]*LOG([.E76]))/LOG(2)" office:value-type="float" office:value="0.851330826550804" calcext:value-type="float">
            <text:p>0.851330826550804</text:p>
          </table:table-cell>
          <table:table-cell table:formula="of:=-([.B77]*LOG([.B77])+[.C77]*LOG([.C77])+[.D77]*LOG([.D77]))/LOG(2)" office:value-type="float" office:value="1.29546184423832" calcext:value-type="float">
            <text:p>1.29546184423832</text:p>
          </table:table-cell>
          <table:table-cell table:formula="of:=-([.B75]*LOG([.B75])+[.C75]*LOG([.C75])+[.D75]*LOG([.D75])+[.B76]*LOG([.B76])+[.C76]*LOG([.C76])+[.D76]*LOG([.D76]))/LOG(2)" office:value-type="float" office:value="1.81650249261972" calcext:value-type="float">
            <text:p>1.81650249261972</text:p>
          </table:table-cell>
          <table:table-cell table:formula="of:=[.H77]+[.I77]-[.J77]" office:value-type="float" office:value="0.330290178169404" calcext:value-type="float">
            <text:p>0.330290178169404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SUM([.E74:.E76])" office:value-type="float" office:value="1" calcext:value-type="float">
            <text:p>1</text:p>
          </table:table-cell>
          <table:table-cell table:formula="of:=SUM([.B74:.D7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string" calcext:value-type="string">
            <text:p>Rho = phi*phi^t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string" calcext:value-type="string">
            <text:p>a²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²e+abg</text:p>
          </table:table-cell>
          <table:table-cell office:value-type="string" calcext:value-type="string">
            <text:p>a²f+abh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hi1</text:p>
          </table:table-cell>
          <table:table-cell office:value-type="string" calcext:value-type="string">
            <text:p>phi2</text:p>
          </table:table-cell>
          <table:table-cell office:value-type="string" calcext:value-type="string">
            <text:p>phi3</text:p>
          </table:table-cell>
          <table:table-cell table:number-columns-repeated="9"/>
          <table:table-cell office:value-type="string" calcext:value-type="string">
            <text:p>ab</text:p>
          </table:table-cell>
          <table:table-cell office:value-type="string" calcext:value-type="string">
            <text:p>b²</text:p>
          </table:table-cell>
          <table:table-cell office:value-type="string" calcext:value-type="string">
            <text:p>abe+b²g</text:p>
          </table:table-cell>
          <table:table-cell office:value-type="string" calcext:value-type="string">
            <text:p>abf+b²h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1’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SUM([.B82:.D82])" office:value-type="float" office:value="0.54" calcext:value-type="float">
            <text:p>0.5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u2’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2" table:formula="of:=SUM([.B83:.D83])" office:value-type="float" office:value="0.12" calcext:value-type="float">
            <text:p>0.12</text:p>
          </table:table-cell>
          <table:table-cell table:number-columns-repeated="12"/>
          <table:table-cell office:value-type="string" calcext:value-type="string">
            <text:p>tr=</text:p>
          </table:table-cell>
          <table:table-cell office:value-type="string" calcext:value-type="string">
            <text:p>a²e+abg+abf+b²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3’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2" calcext:value-type="float">
            <text:p>0.22</text:p>
          </table:table-cell>
          <table:table-cell table:style-name="ce2" table:formula="of:=SUM([.B84:.D84])" office:value-type="float" office:value="0.34" calcext:value-type="float">
            <text:p>0.34</text:p>
          </table:table-cell>
          <table:table-cell table:number-columns-repeated="2"/>
          <table:table-cell office:value-type="string" calcext:value-type="string">
            <text:p>H(Mu)</text:p>
          </table:table-cell>
          <table:table-cell office:value-type="string" calcext:value-type="string">
            <text:p>H(Phi)</text:p>
          </table:table-cell>
          <table:table-cell office:value-type="string" calcext:value-type="string">
            <text:p>H(Mu,Phi)</text:p>
          </table:table-cell>
          <table:table-cell office:value-type="string" calcext:value-type="string">
            <text:p>I(P)</text:p>
          </table:table-cell>
          <table:table-cell table:number-columns-repeated="7"/>
          <table:table-cell office:value-type="string" calcext:value-type="string">
            <text:p>f(e,f,g,h)</text:p>
          </table:table-cell>
          <table:table-cell office:value-type="string" calcext:value-type="string">
            <text:p>x1e+x2f+x3g+x4h</text:p>
          </table:table-cell>
          <table:table-cell table:number-columns-repeated="16"/>
        </table:table-row>
        <table:table-row table:style-name="ro1">
          <table:table-cell/>
          <table:table-cell table:style-name="ce1" table:formula="of:=SUM([.B82:.B84])" office:value-type="float" office:value="0.1" calcext:value-type="float">
            <text:p>0.1</text:p>
          </table:table-cell>
          <table:table-cell table:style-name="ce1" table:formula="of:=SUM([.C82:.C84])" office:value-type="float" office:value="0.6" calcext:value-type="float">
            <text:p>0.6</text:p>
          </table:table-cell>
          <table:table-cell table:style-name="ce1" table:formula="of:=SUM([.D82:.D84])" office:value-type="float" office:value="0.3" calcext:value-type="float">
            <text:p>0.3</text:p>
          </table:table-cell>
          <table:table-cell/>
          <table:table-cell table:formula="of:=SUM([.B85:.D85])" office:value-type="float" office:value="1" calcext:value-type="float">
            <text:p>1</text:p>
          </table:table-cell>
          <table:table-cell/>
          <table:table-cell table:formula="of:=-([.E82]*LOG([.E82])+[.E83]*LOG([.E83])+[.E84]*LOG([.E84]))/LOG(2)" office:value-type="float" office:value="1.3762840724948" calcext:value-type="float">
            <text:p>1.3762840724948</text:p>
          </table:table-cell>
          <table:table-cell table:formula="of:=-([.B85]*LOG([.B85])+[.C85]*LOG([.C85])+[.D85]*LOG([.D85]))/LOG(2)" office:value-type="float" office:value="1.29546184423832" calcext:value-type="float">
            <text:p>1.29546184423832</text:p>
          </table:table-cell>
          <table:table-cell table:formula="of:=-([.C82]*LOG([.C82])+[.D82]*LOG([.D82])+[.B83]*LOG([.B83])+[.C83]*LOG([.C83])+[.D83]*LOG([.D83])+[.B84]*LOG([.B84])+[.C84]*LOG([.C84])+[.D84]*LOG([.D84]))/LOG(2)" office:value-type="float" office:value="2.20459660973275" calcext:value-type="float">
            <text:p>2.20459660973275</text:p>
          </table:table-cell>
          <table:table-cell table:formula="of:=[.H85]+[.I85]-[.J85]" office:value-type="float" office:value="0.467149307000365" calcext:value-type="float">
            <text:p>0.467149307000365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SUM([.E82:.E84])" office:value-type="float" office:value="1" calcext:value-type="float">
            <text:p>1</text:p>
          </table:table-cell>
          <table:table-cell table:formula="of:=SUM([.B82:.D84])" office:value-type="float" office:value="1" calcext:value-type="float">
            <text:p>1</text:p>
          </table:table-cell>
          <table:table-cell table:number-columns-repeated="30"/>
        </table:table-row>
        <table:table-row table:style-name="ro1" table:number-rows-repeated="3">
          <table:table-cell table:number-columns-repeated="36"/>
        </table:table-row>
        <table:table-row table:style-name="ro1">
          <table:table-cell/>
          <table:table-cell office:value-type="string" calcext:value-type="string">
            <text:p>phi1</text:p>
          </table:table-cell>
          <table:table-cell office:value-type="string" calcext:value-type="string">
            <text:p>phi2</text:p>
          </table:table-cell>
          <table:table-cell office:value-type="string" calcext:value-type="string">
            <text:p>phi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u1’’</text:p>
          </table:table-cell>
          <table:table-cell table:style-name="ce3" table:formula="of:=([.B82]+[.B74])/2" office:value-type="float" office:value="0" calcext:value-type="float">
            <text:p>0</text:p>
          </table:table-cell>
          <table:table-cell table:style-name="ce3" table:formula="of:=([.C82]+[.C74])/2" office:value-type="float" office:value="0.25" calcext:value-type="float">
            <text:p>0.25</text:p>
          </table:table-cell>
          <table:table-cell table:style-name="ce3" table:formula="of:=([.D82]+[.D74])/2" office:value-type="float" office:value="0.02" calcext:value-type="float">
            <text:p>0.02</text:p>
          </table:table-cell>
          <table:table-cell table:style-name="ce2" table:formula="of:=SUM([.B91:.D91])" office:value-type="float" office:value="0.27" calcext:value-type="float">
            <text:p>0.2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u2’’</text:p>
          </table:table-cell>
          <table:table-cell table:style-name="ce3" table:formula="of:=([.B83]+[.B75])/2" office:value-type="float" office:value="0.051" calcext:value-type="float">
            <text:p>0.051</text:p>
          </table:table-cell>
          <table:table-cell table:style-name="ce3" table:formula="of:=([.C83]+[.C75])/2" office:value-type="float" office:value="0.309" calcext:value-type="float">
            <text:p>0.309</text:p>
          </table:table-cell>
          <table:table-cell table:style-name="ce3" table:formula="of:=([.D83]+[.D75])/2" office:value-type="float" office:value="0.0615" calcext:value-type="float">
            <text:p>0.0615</text:p>
          </table:table-cell>
          <table:table-cell table:style-name="ce2" table:formula="of:=SUM([.B92:.D92])" office:value-type="float" office:value="0.4215" calcext:value-type="float">
            <text:p>0.42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u3’’</text:p>
          </table:table-cell>
          <table:table-cell table:style-name="ce3" table:formula="of:=([.B84]+[.B76])/2" office:value-type="float" office:value="0.049" calcext:value-type="float">
            <text:p>0.049</text:p>
          </table:table-cell>
          <table:table-cell table:style-name="ce3" table:formula="of:=([.C84]+[.C76])/2" office:value-type="float" office:value="0.041" calcext:value-type="float">
            <text:p>0.041</text:p>
          </table:table-cell>
          <table:table-cell table:style-name="ce3" table:formula="of:=([.D84]+[.D76])/2" office:value-type="float" office:value="0.2185" calcext:value-type="float">
            <text:p>0.2185</text:p>
          </table:table-cell>
          <table:table-cell table:style-name="ce2" table:formula="of:=SUM([.B93:.D93])" office:value-type="float" office:value="0.3085" calcext:value-type="float">
            <text:p>0.3085</text:p>
          </table:table-cell>
          <table:table-cell table:number-columns-repeated="2"/>
          <table:table-cell office:value-type="string" calcext:value-type="string">
            <text:p>H(Mu)</text:p>
          </table:table-cell>
          <table:table-cell office:value-type="string" calcext:value-type="string">
            <text:p>H(Phi)</text:p>
          </table:table-cell>
          <table:table-cell office:value-type="string" calcext:value-type="string">
            <text:p>H(Mu,Phi)</text:p>
          </table:table-cell>
          <table:table-cell office:value-type="string" calcext:value-type="string">
            <text:p>I(P)</text:p>
          </table:table-cell>
          <table:table-cell table:number-columns-repeated="25"/>
        </table:table-row>
        <table:table-row table:style-name="ro1">
          <table:table-cell/>
          <table:table-cell table:style-name="ce1" table:formula="of:=SUM([.B91:.B93])" office:value-type="float" office:value="0.1" calcext:value-type="float">
            <text:p>0.1</text:p>
          </table:table-cell>
          <table:table-cell table:style-name="ce1" table:formula="of:=SUM([.C91:.C93])" office:value-type="float" office:value="0.6" calcext:value-type="float">
            <text:p>0.6</text:p>
          </table:table-cell>
          <table:table-cell table:style-name="ce1" table:formula="of:=SUM([.D91:.D93])" office:value-type="float" office:value="0.3" calcext:value-type="float">
            <text:p>0.3</text:p>
          </table:table-cell>
          <table:table-cell/>
          <table:table-cell table:formula="of:=SUM([.B94:.D94])" office:value-type="float" office:value="1" calcext:value-type="float">
            <text:p>1</text:p>
          </table:table-cell>
          <table:table-cell/>
          <table:table-cell table:formula="of:=-([.E91]*LOG([.E91])+[.E92]*LOG([.E92])+[.E93]*LOG([.E93]))/LOG(2)" office:value-type="float" office:value="1.55879610491368" calcext:value-type="float">
            <text:p>1.55879610491368</text:p>
          </table:table-cell>
          <table:table-cell table:formula="of:=-([.B94]*LOG([.B94])+[.C94]*LOG([.C94])+[.D94]*LOG([.D94]))/LOG(2)" office:value-type="float" office:value="1.29546184423832" calcext:value-type="float">
            <text:p>1.29546184423832</text:p>
          </table:table-cell>
          <table:table-cell table:formula="of:=-([.C91]*LOG([.C91])+[.D91]*LOG([.D91])+[.B92]*LOG([.B92])+[.C92]*LOG([.C92])+[.D92]*LOG([.D92])+[.B93]*LOG([.B93])+[.C93]*LOG([.C93])+[.D93]*LOG([.D93]))/LOG(2)" office:value-type="float" office:value="2.48440837782059" calcext:value-type="float">
            <text:p>2.48440837782059</text:p>
          </table:table-cell>
          <table:table-cell table:formula="of:=[.H94]+[.I94]-[.J94]" office:value-type="float" office:value="0.369849571331412" calcext:value-type="float">
            <text:p>0.369849571331412</text:p>
          </table:table-cell>
          <table:table-cell table:formula="of:=([.K77]+[.K85])/2" office:value-type="float" office:value="0.398719742584885" calcext:value-type="float">
            <text:p>0.398719742584885</text:p>
          </table:table-cell>
          <table:table-cell table:number-columns-repeated="24"/>
        </table:table-row>
        <table:table-row table:style-name="ro1">
          <table:table-cell table:number-columns-repeated="4"/>
          <table:table-cell table:formula="of:=SUM([.E91:.E93])" office:value-type="float" office:value="1" calcext:value-type="float">
            <text:p>1</text:p>
          </table:table-cell>
          <table:table-cell table:formula="of:=SUM([.B91:.D93])" office:value-type="float" office:value="1" calcext:value-type="float">
            <text:p>1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5:00:44.217027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2T14:18:35.887848858</meta:creation-date>
    <dc:date>2021-04-22T16:07:53.791596042</dc:date>
    <meta:editing-duration>PT11H27M30S</meta:editing-duration>
    <meta:editing-cycles>53</meta:editing-cycles>
    <meta:generator>LibreOffice/7.0.5.2$Linux_X86_64 LibreOffice_project/00$Build-2</meta:generator>
    <meta:document-statistic meta:table-count="1" meta:cell-count="552" meta:object-count="0"/>
  </office:meta>
</office:document-meta>
</file>